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c3f4" officeooo:paragraph-rsid="0014c3f4"/>
    </style:style>
    <style:style style:name="P2" style:family="paragraph" style:parent-style-name="Standard">
      <style:text-properties style:font-name="Times New Roman" officeooo:rsid="0014474f" officeooo:paragraph-rsid="0014c3f4"/>
    </style:style>
    <style:style style:name="P3" style:family="paragraph" style:parent-style-name="Standard">
      <style:text-properties style:font-name="Times New Roman" fo:font-size="12pt" officeooo:rsid="00128813" officeooo:paragraph-rsid="00131804" style:font-size-asian="12pt" style:font-size-complex="12pt"/>
    </style:style>
    <style:style style:name="P4" style:family="paragraph" style:parent-style-name="Standard">
      <style:text-properties style:font-name="Times New Roman" fo:font-size="12pt" officeooo:rsid="00128813" officeooo:paragraph-rsid="00128813" style:font-size-asian="12pt" style:font-size-complex="12pt"/>
    </style:style>
    <style:style style:name="P5" style:family="paragraph" style:parent-style-name="Standard">
      <style:text-properties style:font-name="Times New Roman" fo:font-size="12pt" officeooo:rsid="00131804" officeooo:paragraph-rsid="00131804" style:font-size-asian="12pt" style:font-size-complex="12pt"/>
    </style:style>
    <style:style style:name="P6" style:family="paragraph" style:parent-style-name="Standard">
      <style:text-properties style:font-name="Times New Roman" fo:font-size="12pt" officeooo:rsid="00131804" officeooo:paragraph-rsid="0014474f" style:font-size-asian="12pt" style:font-size-complex="12pt"/>
    </style:style>
    <style:style style:name="P7" style:family="paragraph" style:parent-style-name="Standard">
      <style:text-properties style:font-name="Times New Roman" fo:font-size="12pt" officeooo:rsid="0014474f" officeooo:paragraph-rsid="0014474f" style:font-size-asian="12pt" style:font-size-complex="12pt"/>
    </style:style>
    <style:style style:name="P8" style:family="paragraph" style:parent-style-name="Standard">
      <style:text-properties style:font-name="Times New Roman" fo:font-size="12pt" fo:font-weight="bold" officeooo:rsid="00128813" officeooo:paragraph-rsid="00128813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2pt" fo:font-weight="bold" officeooo:rsid="00131804" officeooo:paragraph-rsid="00131804" style:font-size-asian="12pt" style:font-weight-asian="bold" style:font-size-complex="12pt" style:font-weight-complex="bold"/>
    </style:style>
    <style:style style:name="T1" style:family="text">
      <style:text-properties officeooo:rsid="00131804"/>
    </style:style>
    <style:style style:name="T2" style:family="text">
      <style:text-properties fo:font-weight="bold" officeooo:rsid="00131804" style:font-weight-asian="bold" style:font-weight-complex="bold"/>
    </style:style>
    <style:style style:name="T3" style:family="text">
      <style:text-properties officeooo:rsid="0014474f"/>
    </style:style>
    <style:style style:name="T4" style:family="text">
      <style:text-properties officeooo:rsid="0014c3f4"/>
    </style:style>
    <style:style style:name="T5" style:family="text">
      <style:text-properties style:font-name="Times New Roman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14c3f4" style:font-size-asian="12pt" style:font-size-complex="12pt"/>
    </style:style>
    <style:style style:name="T8" style:family="text">
      <style:text-properties officeooo:rsid="0015d9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Title:</text:span><text:span text:style-name="T1"> </text:span>Supervised <text:s/>Video Scene Segmentation </text:p>
      <text:p text:style-name="P4"/>
      <text:p text:style-name="P4">Video scene segmentation is an important task for many purposes that involve understanding, retrieval, <text:span text:style-name="T1">and</text:span> search of a video <text:span text:style-name="T8">as well as extraction information from scenes</text:span>. <text:s text:c="2"/></text:p>
      <text:p text:style-name="P4"/>
      <text:p text:style-name="P8">Goal:</text:p>
      <text:p text:style-name="P4">The main purpose of the task is segmenting a video (TV-Series) using the multi-modal (text,audio,image) data, by applying the new research paradigms of deep learning. <text:s/></text:p>
      <text:p text:style-name="P4"/>
      <text:p text:style-name="P8">Task <text:span text:style-name="T1">description</text:span>:</text:p>
      <text:p text:style-name="P4"/>
      <text:p text:style-name="P5">We <text:span text:style-name="T8">will </text:span>have some annotated data that will help to supervise our deep learning (LSTMs or GRUs) model, the model should learn to detect the boundaries each scene in the video.</text:p>
      <text:p text:style-name="P5">The input of the task is a video and we want to have all the scenes of the video. We want to automatically detect the scenes’ boundaries of the input video. </text:p>
      <text:p text:style-name="P5"/>
      <text:p text:style-name="P5">The project can be done using DNN tools like pytorch, keras, etc. Different models will be developed and tested. <text:span text:style-name="T4">The task will involve both images and texts from the video which means we will have to use text embedding (word2vec) and image embeddings. </text:span></text:p>
      <text:p text:style-name="P5"/>
      <text:p text:style-name="P5"/>
      <text:p text:style-name="P9">Reference:</text:p>
      <text:p text:style-name="P5"/>
      <text:p text:style-name="P6">[1]. <text:span text:style-name="T3">Niraj Kumar, Piyush Rai, Chandrika Pulla, and CV Jawahar. Video scene</text:span></text:p>
      <text:p text:style-name="P7">segmentation with a semantic similarity. In IICAI, pages 970–981, 2011.</text:p>
      <text:p text:style-name="P7"/>
      <text:p text:style-name="P2"><text:span text:style-name="T6">[2]. </text:span><text:span text:style-name="T7">Lorenzo Baraldi, Costantino Grana, and Rita Cucchiara. A deep siamese network for scene detection in broadcast videos. In Proceedings of the 23rd ACM international conference on Multimedia, pages 1199–1202. ACM, 20</text:span><text:span text:style-name="T4">15.</text:span></text:p>
      <text:p text:style-name="P2"/>
      <text:p text:style-name="P1"><text:span text:style-name="T5">[3]. </text:span>Martin Scaiano, Diana Inkpen, Robert Laganiere, and Adele Reinhartz.</text:p>
      <text:p text:style-name="P1">Automatic text segmentation for movie subtitles. In Canadian Conference</text:p>
      <text:p text:style-name="P1">on Artificial Intelligence, pages 295–298. Springer, 201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1:57:48.720317699</meta:creation-date>
    <dc:date>2018-11-30T12:38:21.764177592</dc:date>
    <meta:editing-duration>PT10M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248" meta:character-count="1570" meta:non-whitespace-character-count="1331"/>
  </office:meta>
</office:document-meta>
</file>